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justify" style:justify-single-word="false"/>
    </style:style>
    <style:style style:name="P3" style:family="paragraph" style:parent-style-name="Standard">
      <style:paragraph-properties fo:margin-top="0cm" fo:margin-bottom="0cm" loext:contextual-spacing="false"/>
      <style:text-properties fo:font-style="italic" style:font-style-asian="italic"/>
    </style:style>
    <style:style style:name="P4" style:family="paragraph" style:parent-style-name="Standard">
      <style:paragraph-properties fo:margin-top="0cm" fo:margin-bottom="0cm" loext:contextual-spacing="false"/>
      <style:text-properties officeooo:rsid="00181f00" officeooo:paragraph-rsid="00181f00"/>
    </style:style>
    <style:style style:name="P5" style:family="paragraph" style:parent-style-name="Standard">
      <style:paragraph-properties fo:margin-top="0cm" fo:margin-bottom="0cm" loext:contextual-spacing="false"/>
      <style:text-properties officeooo:rsid="001a0f9f" officeooo:paragraph-rsid="001a0f9f"/>
    </style:style>
    <style:style style:name="P6" style:family="paragraph" style:parent-style-name="Standard">
      <style:paragraph-properties fo:margin-left="1.27cm" fo:margin-right="0cm" fo:margin-top="0cm" fo:margin-bottom="0cm" loext:contextual-spacing="false" fo:text-align="justify" style:justify-single-word="false" fo:text-indent="0cm" style:auto-text-indent="false"/>
    </style:style>
    <style:style style:name="P7" style:family="paragraph" style:parent-style-name="Heading_20_2">
      <style:paragraph-properties fo:margin-top="0.635cm" fo:margin-bottom="0.212cm" loext:contextual-spacing="false"/>
    </style:style>
    <style:style style:name="P8" style:family="paragraph" style:parent-style-name="Heading_20_2">
      <style:paragraph-properties fo:margin-top="0.635cm" fo:margin-bottom="0.212cm" loext:contextual-spacing="false" fo:text-align="justify" style:justify-single-word="false"/>
    </style:style>
    <style:style style:name="P9" style:family="paragraph" style:parent-style-name="Standard">
      <style:paragraph-properties fo:margin-left="3.81cm" fo:margin-right="0cm" fo:margin-top="0cm" fo:margin-bottom="0cm" loext:contextual-spacing="true" fo:text-align="justify" style:justify-single-word="false" fo:text-indent="-0.635cm" style:auto-text-indent="false"/>
    </style:style>
    <style:style style:name="P10" style:family="paragraph" style:parent-style-name="Heading_20_1" style:master-page-name="Standard">
      <style:paragraph-properties fo:margin-top="0.706cm" fo:margin-bottom="0.212cm" loext:contextual-spacing="false" fo:text-align="justify" style:justify-single-word="false" style:page-number="1"/>
    </style:style>
    <style:style style:name="P11" style:family="paragraph" style:parent-style-name="Standard" style:list-style-name="L1">
      <style:paragraph-properties fo:margin-top="0cm" fo:margin-bottom="0cm" loext:contextual-spacing="true" fo:text-align="justify" style:justify-single-word="false"/>
      <style:text-properties fo:font-weight="bold" officeooo:rsid="001c0484" officeooo:paragraph-rsid="001c0484" style:font-weight-asian="bold" style:font-weight-complex="bold"/>
    </style:style>
    <style:style style:name="P12" style:family="paragraph" style:parent-style-name="Standard" style:list-style-name="WWNum2">
      <style:paragraph-properties fo:margin-top="0cm" fo:margin-bottom="0cm" loext:contextual-spacing="true" fo:text-align="justify" style:justify-single-word="false"/>
      <style:text-properties fo:font-weight="bold" officeooo:rsid="002efd96" officeooo:paragraph-rsid="001e71e4" style:font-weight-asian="bold" style:font-weight-complex="bold"/>
    </style:style>
    <style:style style:name="P13" style:family="paragraph" style:parent-style-name="Standard" style:list-style-name="WWNum2">
      <style:paragraph-properties fo:margin-top="0cm" fo:margin-bottom="0cm" loext:contextual-spacing="true" fo:text-align="justify" style:justify-single-word="false"/>
      <style:text-properties fo:font-weight="bold" officeooo:rsid="002efd96" officeooo:paragraph-rsid="001f36a7" style:font-weight-asian="bold" style:font-weight-complex="bold"/>
    </style:style>
    <style:style style:name="P14" style:family="paragraph" style:parent-style-name="Standard" style:list-style-name="L1">
      <style:paragraph-properties fo:margin-top="0cm" fo:margin-bottom="0cm" loext:contextual-spacing="true" fo:text-align="justify" style:justify-single-word="false"/>
      <style:text-properties fo:color="#ff3333" fo:font-size="14pt" fo:font-weight="bold" officeooo:rsid="0028131b" officeooo:paragraph-rsid="0028131b" style:font-size-asian="12.25pt" style:font-weight-asian="bold" style:font-size-complex="14pt" style:font-weight-complex="bold"/>
    </style:style>
    <style:style style:name="P15" style:family="paragraph" style:parent-style-name="Standard" style:list-style-name="WWNum2">
      <style:paragraph-properties fo:margin-top="0cm" fo:margin-bottom="0cm" loext:contextual-spacing="true" fo:text-align="justify" style:justify-single-word="false"/>
      <style:text-properties fo:color="#ff3333" fo:font-size="14pt" fo:font-weight="bold" officeooo:rsid="00233218" officeooo:paragraph-rsid="00233218" style:font-size-asian="12.25pt" style:font-weight-asian="bold" style:font-size-complex="14pt" style:font-weight-complex="bold"/>
    </style:style>
    <style:style style:name="P16" style:family="paragraph" style:parent-style-name="Standard">
      <style:paragraph-properties fo:margin-top="0cm" fo:margin-bottom="0cm" loext:contextual-spacing="true" fo:text-align="justify" style:justify-single-word="false"/>
      <style:text-properties fo:color="#ff3333" fo:font-size="14pt" fo:font-weight="bold" officeooo:rsid="002c0acd" officeooo:paragraph-rsid="002c0acd" style:font-size-asian="12.25pt" style:font-weight-asian="bold" style:font-size-complex="14pt" style:font-weight-complex="bold"/>
    </style:style>
    <style:style style:name="P17" style:family="paragraph" style:parent-style-name="Standard">
      <style:paragraph-properties fo:margin-top="0cm" fo:margin-bottom="0cm" loext:contextual-spacing="true" fo:text-align="justify" style:justify-single-word="false"/>
      <style:text-properties fo:color="#ff3333" fo:font-size="14pt" fo:font-weight="bold" officeooo:rsid="002ce9bf" officeooo:paragraph-rsid="002ce9bf" style:font-size-asian="12.25pt" style:font-weight-asian="bold" style:font-size-complex="14pt" style:font-weight-complex="bold"/>
    </style:style>
    <style:style style:name="P18" style:family="paragraph" style:parent-style-name="Standard">
      <style:paragraph-properties fo:margin-top="0cm" fo:margin-bottom="0cm" loext:contextual-spacing="true" fo:text-align="justify" style:justify-single-word="false"/>
      <style:text-properties fo:color="#ff3333" fo:font-size="14pt" fo:font-weight="bold" officeooo:rsid="002deb9f" officeooo:paragraph-rsid="002deb9f" style:font-size-asian="12.25pt" style:font-weight-asian="bold" style:font-size-complex="14pt" style:font-weight-complex="bold"/>
    </style:style>
    <style:style style:name="P19" style:family="paragraph" style:parent-style-name="Standard" style:list-style-name="WWNum1">
      <style:paragraph-properties fo:margin-left="1.27cm" fo:margin-right="0cm" fo:margin-top="0cm" fo:margin-bottom="0cm" loext:contextual-spacing="true" fo:text-align="justify" style:justify-single-word="false" fo:text-indent="-0.635cm" style:auto-text-indent="false"/>
    </style:style>
    <style:style style:name="P20" style:family="paragraph" style:parent-style-name="Standard" style:list-style-name="WWNum2">
      <style:paragraph-properties fo:margin-left="1.27cm" fo:margin-right="0cm" fo:margin-top="0cm" fo:margin-bottom="0cm" loext:contextual-spacing="true" fo:text-align="justify" style:justify-single-word="false" fo:text-indent="-0.635cm" style:auto-text-indent="false"/>
    </style:style>
    <style:style style:name="P21" style:family="paragraph" style:parent-style-name="Standard" style:list-style-name="WWNum4">
      <style:paragraph-properties fo:margin-left="1.27cm" fo:margin-right="0cm" fo:margin-top="0cm" fo:margin-bottom="0cm" loext:contextual-spacing="true" fo:text-align="justify" style:justify-single-word="false" fo:text-indent="-0.635cm" style:auto-text-indent="false"/>
      <style:text-properties officeooo:paragraph-rsid="001a0f9f"/>
    </style:style>
    <style:style style:name="P22" style:family="paragraph" style:parent-style-name="Standard" style:list-style-name="WWNum2">
      <style:paragraph-properties fo:margin-left="1.27cm" fo:margin-right="0cm" fo:margin-top="0cm" fo:margin-bottom="0cm" loext:contextual-spacing="true" fo:text-indent="-0.635cm" style:auto-text-indent="false"/>
    </style:style>
    <style:style style:name="P23" style:family="paragraph" style:parent-style-name="Standard" style:list-style-name="WWNum3">
      <style:paragraph-properties fo:margin-left="1.27cm" fo:margin-right="0cm" fo:margin-top="0cm" fo:margin-bottom="0cm" loext:contextual-spacing="true" fo:text-indent="-0.635cm" style:auto-text-indent="false"/>
    </style:style>
    <style:style style:name="P24" style:family="paragraph" style:parent-style-name="Standard" style:list-style-name="WWNum2">
      <style:paragraph-properties fo:margin-left="2.54cm" fo:margin-right="0cm" fo:margin-top="0cm" fo:margin-bottom="0cm" loext:contextual-spacing="true" fo:text-indent="-0.635cm" style:auto-text-indent="false"/>
    </style:style>
    <style:style style:name="P25" style:family="paragraph" style:parent-style-name="Standard" style:list-style-name="WWNum2">
      <style:paragraph-properties fo:margin-left="2.54cm" fo:margin-right="0cm" fo:margin-top="0cm" fo:margin-bottom="0cm" loext:contextual-spacing="true" fo:text-indent="-0.635cm" style:auto-text-indent="false"/>
      <style:text-properties officeooo:paragraph-rsid="001f36a7"/>
    </style:style>
    <style:style style:name="P26" style:family="paragraph" style:parent-style-name="Standard" style:list-style-name="WWNum2">
      <style:paragraph-properties fo:margin-left="2.54cm" fo:margin-right="0cm" fo:margin-top="0cm" fo:margin-bottom="0cm" loext:contextual-spacing="true" fo:text-align="justify" style:justify-single-word="false" fo:text-indent="-0.635cm" style:auto-text-indent="false"/>
    </style:style>
    <style:style style:name="P27" style:family="paragraph" style:parent-style-name="Standard" style:list-style-name="WWNum2">
      <style:paragraph-properties fo:margin-left="3.81cm" fo:margin-right="0cm" fo:margin-top="0cm" fo:margin-bottom="0cm" loext:contextual-spacing="true" fo:text-align="justify" style:justify-single-word="false" fo:text-indent="-0.635cm" style:auto-text-indent="false"/>
    </style:style>
    <style:style style:name="P28" style:family="paragraph" style:parent-style-name="Standard">
      <style:paragraph-properties fo:margin-left="3.81cm" fo:margin-right="0cm" fo:margin-top="0cm" fo:margin-bottom="0cm" loext:contextual-spacing="true" fo:text-align="justify" style:justify-single-word="false" fo:text-indent="-0.635cm" style:auto-text-indent="false"/>
      <style:text-properties fo:color="#ff3333" fo:font-size="14pt" fo:font-weight="bold" officeooo:rsid="00233218" officeooo:paragraph-rsid="00233218" style:font-size-asian="12.25pt" style:font-weight-asian="bold"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fo:font-style="italic" style:font-style-asian="italic"/>
    </style:style>
    <style:style style:name="T4" style:family="text">
      <style:text-properties fo:font-weight="bold" style:font-weight-asian="bold"/>
    </style:style>
    <style:style style:name="T5" style:family="text">
      <style:text-properties officeooo:rsid="00165a42"/>
    </style:style>
    <style:style style:name="T6" style:family="text">
      <style:text-properties fo:color="#ff3333" fo:font-size="14pt" style:font-size-asian="12.25pt" style:font-size-complex="14pt"/>
    </style:style>
    <style:style style:name="T7" style:family="text">
      <style:text-properties fo:color="#ff3333" fo:font-size="14pt" officeooo:rsid="001e71e4" style:font-size-asian="12.25pt" style:font-size-complex="14pt"/>
    </style:style>
    <style:style style:name="T8" style:family="text">
      <style:text-properties fo:color="#ff3333" fo:font-size="14pt" officeooo:rsid="001fbc46" style:font-size-asian="12.25pt" style:font-size-complex="14pt"/>
    </style:style>
    <style:style style:name="T9" style:family="text">
      <style:text-properties fo:color="#ff3333" fo:font-size="14pt" officeooo:rsid="0021596e" style:font-size-asian="12.25pt" style:font-size-complex="14pt"/>
    </style:style>
    <style:style style:name="T10" style:family="text">
      <style:text-properties fo:color="#ff3333" fo:font-size="14pt" officeooo:rsid="00222f7a" style:font-size-asian="12.25pt" style:font-size-complex="14pt"/>
    </style:style>
    <style:style style:name="T11" style:family="text">
      <style:text-properties fo:color="#ff3333" fo:font-size="14pt" officeooo:rsid="00273fb7" style:font-size-asian="12.25pt" style:font-size-complex="14pt"/>
    </style:style>
    <style:style style:name="T12" style:family="text">
      <style:text-properties fo:color="#ff3333" fo:font-size="14pt" officeooo:rsid="002fc943" style:font-size-asian="12.25pt" style:font-size-complex="14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jeucopnw253v"/>CS 252 Spring 2017- Lab Quiz 2</text:p>
      <text:p text:style-name="P7"><text:bookmark text:name="_9o2cq1h8c6ly"/>Feb 16th, 2017. Time: Upto 5pm (HARD DEADLINE). Max weight: 15%</text:p>
      <text:list xml:id="list2790586085080478560" text:style-name="L1">
        <text:list-header>
          <text:p text:style-name="P11"><text:span text:style-name="T6">Total marks scored : </text:span><text:span text:style-name="T11">3</text:span><text:span text:style-name="T12">7.5</text:span></text:p>
          <text:p text:style-name="P14"/>
        </text:list-header>
      </text:list>
      <text:p text:style-name="P1"/>
      <text:p text:style-name="P2">In this lab you will modify the ns2 simulation that you did for studying CSMA/CD LANs to study CSMA/<text:span text:style-name="T2">CA</text:span> LANs. ns2 offers a Wireless LAN simulation in <text:span text:style-name="T3">infrastructure</text:span> mode, that is a mode in which there is an access point, and everything goes through the access point. </text:p>
      <text:p text:style-name="P2"/>
      <text:p text:style-name="P2"><text:s/>You have been given the following files:</text:p>
      <text:list xml:id="list8792361622119619617" text:style-name="WWNum1">
        <text:list-item>
          <text:p text:style-name="P19">csmacd.tcl - this is the file containing the CSMA/CD simulation code of Lab 04.</text:p>
        </text:list-item>
        <text:list-item>
          <text:p text:style-name="P19">infra.tcl - this is the file containing a sample ns2 simulation for WiFi with access points.</text:p>
        </text:list-item>
        <text:list-item>
          <text:p text:style-name="P19">WiFiInfraDoc.pdf - some documentation for the above simulation</text:p>
        </text:list-item>
        <text:list-item>
          <text:p text:style-name="P19">tput1.awk, tputAll.awk, csmadelays.awk - the awk scripts you used for the CSMA/CD lab</text:p>
        </text:list-item>
        <text:list-item>
          <text:p text:style-name="P19">tputCA1.awk, tputCAall.awk, wifiDelays.awk - modified awk scripts for today’s lab. <text:span text:style-name="T1">There is no guarantee that these are correct. You </text:span><text:span text:style-name="T2">MUST ENSURE </text:span><text:span text:style-name="T1">that they are giving the correct answers.</text:span></text:p>
        </text:list-item>
        <text:list-item>
          <text:p text:style-name="P19">Trace file guide - a different trace is produced by this simulation. </text:p>
        </text:list-item>
      </text:list>
      <text:p text:style-name="P2"/>
      <text:p text:style-name="P8"><text:bookmark text:name="_ts9rtnp9gh8m"/>Task 1: Comparison of CSMA/CA vs CSMA/CD throughput and delays</text:p>
      <text:p text:style-name="P2">Your first task is to modify infra.tcl, in such a way that the traffic flow is exactly the same as in <text:s/>csmacd.tcl - the only difference being that the channel is wireless and the MAC protocol is 802.11 WLAN rather than <text:s/>802.3 Ethernet. It will be also convenient if you modify infra.tcl to also take number of nodes as a command line argument.</text:p>
      <text:p text:style-name="P1"/>
      <text:p text:style-name="P2">The only way to make this work is to make one node (Node 0) the access point, and make this AP the “sink” of all the flows. You have to figure this out by studying the tcl code in infra.tcl and making required modifications. </text:p>
      <text:p text:style-name="P1"/>
      <text:p text:style-name="P1">The best way to do this is “assemble” a new file <text:span text:style-name="T4">wireless.tcl</text:span> by copy-pasting code judiciously from infra.tcl and csmacd.tcl.</text:p>
      <text:p text:style-name="P1"/>
      <text:p text:style-name="P1">Make sure you retain the “use newtrace” command (seen in infra.tcl), and ensure the agent (transport layer), router <text:s/>(network layer) and MAC layer tracing levels are ON.</text:p>
      <text:p text:style-name="P1"/>
      <text:p text:style-name="P1">Then use/modify/write scripts to be able to answer the following questions.</text:p>
      <text:p text:style-name="P1"/>
      <text:p text:style-name="P2"><text:soft-page-break/>For the following questions, unless otherwise specified in the question, set the data rate to 11 Mbps, the packet size to 1000 bytes and data rate of each CBR source to 1Mbps, in <text:span text:style-name="T4">both CSMA/CD and CSMA/CA simulations. <text:s/></text:span></text:p>
      <text:p text:style-name="P2"/>
      <text:p text:style-name="P2">Answer the following questions for <text:span text:style-name="T2">each case (CSMA/CD and CSMA/CA). </text:span></text:p>
      <text:p text:style-name="P2">Q</text:p>
      <text:list xml:id="list3620351289315269117" text:style-name="WWNum2">
        <text:list-item>
          <text:p text:style-name="P22">For n=1 (i.e. one sink Node 0, one source Node 1), what is the throughput achieved?</text:p>
          <text:p text:style-name="P12"><text:span text:style-name="T6">1</text:span><text:span text:style-name="T7">0</text:span></text:p>
        </text:list-item>
        <text:list-item>
          <text:p text:style-name="P22">Let n=1, but <text:s/>CBR source rate = 10Mbps. </text:p>
          <text:list>
            <text:list-item>
              <text:p text:style-name="P24">What is the throughput achieved? </text:p>
            </text:list-item>
            <text:list-item>
              <text:p text:style-name="P25">What is your comparative observation? Explain why you think you got this observation.</text:p>
            </text:list-item>
          </text:list>
          <text:p text:style-name="P13"><text:span text:style-name="T6"><text:s/></text:span><text:span text:style-name="T8">7 + 1.5 – mention as many reasons as you can </text:span><text:span text:style-name="T9">(many contributing factors, </text:span><text:span text:style-name="T10">could’ve mentioned at least 3-4</text:span><text:span text:style-name="T9">)</text:span></text:p>
        </text:list-item>
        <text:list-item>
          <text:p text:style-name="P20">Set back to default parameter. Run the simulation from number of source nodes n = 1 till 20. <text:span text:style-name="T4">You are advised to use a spreadsheet for noting results. (Also a sample bash script and some useful commands are provided at the end of this lab statement). Note that at high values of n, you may get some error output to the screen, ignore it if you are getting an otherwise sensible trace. </text:span></text:p>
          <text:list>
            <text:list-item>
              <text:p text:style-name="P26">For each <text:span text:style-name="T3">n <text:s/></text:span>find the overall throughput. Plot a chart of throughput vs <text:span text:style-name="T3">n</text:span>, for CSMA/CD and CSMA/CA (both plots on the same chart). Label the chart properly, and copy-paste the chart into an odt file named by <text:span text:style-name="T2">labquiz2.odt</text:span>. SAVE. Do not use any other filename.</text:p>
              <text:list>
                <text:list-item>
                  <text:p text:style-name="P27">What is the maximum throughput achieved (over n =1 to 20)? </text:p>
                </text:list-item>
              </text:list>
            </text:list-item>
          </text:list>
          <text:p text:style-name="P15">2</text:p>
          <text:list>
            <text:list-item>
              <text:list>
                <text:list-item text:start-value="1">
                  <text:p text:style-name="P27">What is the asymptotic throughput as n grows? </text:p>
                </text:list-item>
              </text:list>
            </text:list-item>
          </text:list>
          <text:p text:style-name="P15">2</text:p>
        </text:list-item>
      </text:list>
      <text:p text:style-name="P9"/>
      <text:p text:style-name="P9"/>
      <text:p text:style-name="P9"><draw:frame draw:style-name="fr1" draw:name="Object1" text:anchor-type="paragraph" svg:width="16cm" svg:height="8.999cm" draw:z-index="0"><draw:object xlink:href="./Object 1" xlink:type="simple" xlink:show="embed" xlink:actuate="onLoad"/><draw:image xlink:href="./ObjectReplacements/Object 1" xlink:type="simple" xlink:show="embed" xlink:actuate="onLoad"/></draw:frame></text:p>
      <text:p text:style-name="P9"/>
      <text:p text:style-name="P28"><text:soft-page-break/>6</text:p>
      <text:list xml:id="list4750458241242" text:continue-numbering="true" text:style-name="WWNum2">
        <text:list-item>
          <text:list>
            <text:list-item>
              <text:p text:style-name="P26">For each <text:span text:style-name="T3">n <text:s/></text:span>find the average delay at the <text:span text:style-name="T4">Interface Queue</text:span>. For this you have to find the time elapsed from the packet being sent by the RTR layer of node <text:span text:style-name="T3">i </text:span>to being received by the MAC layer at node <text:span text:style-name="T3">i. </text:span>Check if the given script is correct, and if so, you can use it. Plot a chart of these average delays vs <text:span text:style-name="T3">n</text:span>, for CSMA/CD and CSMA/CA - both on the same chart. Label the chart properly, and copy-paste the chart into an odt file named by <text:span text:style-name="T2">labquiz2.odt</text:span>. SAVE. Do not use any other filename.</text:p>
            </text:list-item>
            <text:list-item>
              <text:p text:style-name="P26">For each <text:span text:style-name="T3">n</text:span>, find the average delay at the <text:span text:style-name="T4">MAC </text:span>layer. (Not including waiting time at interface queue). For this you have to find the time elapsed from the packet being sent by the MAC layer of node <text:span text:style-name="T3">i </text:span>to being received by the MAC layer at the sink node. Check if the given script is correct, and if so, you can use it. <text:s/>Plot a chart of average delays vs n, for CSMA/CD and CSMA/CA. Label and copy-paste the chart into the same odt file.</text:p>
            </text:list-item>
            <text:list-item>
              <text:p text:style-name="P26">For each <text:span text:style-name="T3">n</text:span>, find the number of drops. Plot this against <text:span text:style-name="T3">n</text:span> for CSMA/CD and CSMA/CA. Label and copy-paste the chart into the same odt file.</text:p>
            </text:list-item>
          </text:list>
        </text:list-item>
      </text:list>
      <text:p text:style-name="P1"/>
      <text:p text:style-name="P1">Red represents CSMA/<text:span text:style-name="T5">C</text:span>A. <text:span text:style-name="T5">Blue represents CSMA/CD</text:span></text:p>
      <text:p text:style-name="P1"/>
      <text:p text:style-name="P4">Throughput</text:p>
      <text:p text:style-name="P1"><draw:frame draw:style-name="fr1" draw:name="Object2" text:anchor-type="paragraph" svg:width="15.998cm" svg:height="8.999cm" draw:z-index="1"><draw:object xlink:href="./Object 2" xlink:type="simple" xlink:show="embed" xlink:actuate="onLoad"/><draw:image xlink:href="./ObjectReplacements/Object 2" xlink:type="simple" xlink:show="embed" xlink:actuate="onLoad"/></draw:frame></text:p>
      <text:p text:style-name="P4">Queue Delays</text:p>
      <text:p text:style-name="P16">3</text:p>
      <text:p text:style-name="P4"/>
      <text:p text:style-name="P4"><draw:frame draw:style-name="fr1" draw:name="Object3" text:anchor-type="paragraph" svg:width="15.998cm" svg:height="8.999cm" draw:z-index="2"><draw:object xlink:href="./Object 3" xlink:type="simple" xlink:show="embed" xlink:actuate="onLoad"/><draw:image xlink:href="./ObjectReplacements/Object 3" xlink:type="simple" xlink:show="embed" xlink:actuate="onLoad"/></draw:frame><text:soft-page-break/></text:p>
      <text:p text:style-name="P5">3C solution MAC delay</text:p>
      <text:p text:style-name="P17">3</text:p>
      <text:p text:style-name="P1"/>
      <text:p text:style-name="P1"/>
      <text:p text:style-name="P1">Now answer the following question based on comparison of the metrics you found above.</text:p>
      <text:p text:style-name="P1">Q</text:p>
      <text:list xml:id="list7166063795848066241" text:style-name="WWNum4">
        <text:list-item>
          <text:p text:style-name="P21">Compare CSMA/CA vs CSMA/CD using each metric and chart with some plausible technical explanation of the protocol behaviour. Write a proper scientific description</text:p>
        </text:list-item>
        <text:list-item>
          <text:p text:style-name="P21"/>
        </text:list-item>
        <text:list-item>
          <text:p text:style-name="P21"/>
        </text:list-item>
        <text:list-item>
          <text:p text:style-name="P21"/>
        </text:list-item>
        <text:list-item>
          <text:p text:style-name="P21"><text:s/>of the charts, the trend you see, the values - whether they make sense or not. It is a good idea to try to explain the asymptotes (both low and high) - e.g. do the values at n=1 makes sense and why, and same for n=20 and why, and then the observed trend in between. There is no limit here on what knowledge you can use to explain things and how much you should observe and infer. You may also need to stare at the trace files, and analyze them <text:span text:style-name="T4">beyond</text:span> what I asked above. You will need to use information about the protocol and the network. It is also possible that you cannot explain the results based on the technical features of the network or the protocol. <text:s/>You may even point of sources of errors in the simulation itself. Whatever the case, justify and defend your observations and conclusions. <text:s/>The bottom line is - this is an <text:span text:style-name="T4">open-ended question</text:span> that tests your ability to perform a scientific experiment, be curious about all that you see and then try to explain it, or be scientific about what you</text:p>
        </text:list-item>
        <text:list-item>
          <text:p text:style-name="P21"><text:s/><text:span text:style-name="T4">cannot </text:span>explain. </text:p>
        </text:list-item>
      </text:list>
      <text:p text:style-name="P6"/>
      <text:p text:style-name="P8"><text:bookmark text:name="_f0qjjl4we35a"/><text:soft-page-break/>Task 2: Comparison of CSMA/CA vs CSMA/CD fairness</text:p>
      <text:p text:style-name="P1">Now study fairness the same way you did for lab04. Let there be two source nodes, and one sink. First each one at 6 Mbps. Then one at 6Mbps, other at 10Mbps. </text:p>
      <text:p text:style-name="P1">Q</text:p>
      <text:list xml:id="list7815239468496753165" text:style-name="WWNum3">
        <text:list-item>
          <text:p text:style-name="P23">Explain your inference about fairness based on your experiment. Mention all the relevant result numbers in your explanation.</text:p>
        </text:list-item>
      </text:list>
      <text:p text:style-name="P1"/>
      <text:p text:style-name="P7"><text:bookmark text:name="_lqgkqt4qim64"/>Submit your charts</text:p>
      <text:p text:style-name="P2">You should submit your charts and results file labquiz2.odt using the “submit additional files” button. Feel free to add to this document any other calculations copy-pasted from your spreadsheet, or the trace file etc - anything that was difficult to write into the Report</text:p>
      <text:p text:style-name="P2">Grading structure. Of course, everything should be <text:span text:style-name="T1">labeled </text:span>and <text:span text:style-name="T1">explained. </text:span><text:s/>This file is not a <text:span text:style-name="T1">rough work</text:span> submission that we won’t be able to make any sense of.</text:p>
      <text:p text:style-name="P1"/>
      <text:p text:style-name="P7"><text:bookmark text:name="_zbcom8vsgv"/>Sample bash script to run many simulations in a loop and process them</text:p>
      <text:p text:style-name="P1">for i in 1 2 3 4 5 6 7 8 9 10 11 12 13 14 15 16 17 18 19 20;</text:p>
      <text:p text:style-name="P1">do</text:p>
      <text:p text:style-name="P1">ns csmacd.tcl -nn $i -seed 1234;</text:p>
      <text:p text:style-name="P1">cp csmacd.tr csmacd$i.tr</text:p>
      <text:p text:style-name="P1">echo Results for nodes = $i &gt;&gt; csmacdResults ;</text:p>
      <text:p text:style-name="P1">awk -f tputAll.awk csmacd$i.tr &gt;&gt; csmacdResults;</text:p>
      <text:p text:style-name="P1">awk -f csmaDelays.awk csmacd$i.tr &gt;&gt; csmacdResults;</text:p>
      <text:p text:style-name="P1">ns wireless.tcl -nn $i -seed 1234;</text:p>
      <text:p text:style-name="P1">cp infra.tr infra$i.tr</text:p>
      <text:p text:style-name="P1">echo Results for nodes = $i &gt;&gt; wifiResults;</text:p>
      <text:p text:style-name="P1">awk -f tputCAall.awk infra$i.tr &gt;&gt; wifiResults;</text:p>
      <text:p text:style-name="P1">awk -f wifiDelays.awk infra$i.tr &gt;&gt; wifiResults;</text:p>
      <text:p text:style-name="P1">done</text:p>
      <text:p text:style-name="P1"/>
      <text:p text:style-name="P3">I assume everyone knows the semantics of “&gt;” (overwrite) vs “&gt;&gt;” (append).</text:p>
      <text:p text:style-name="P1"/>
      <text:p text:style-name="P7"><text:bookmark text:name="_xgf40ug5ej51"/>Misc useful commands</text:p>
      <text:p text:style-name="P1">grep ^d infra.tr </text:p>
      <text:p text:style-name="P1">outputs lines whose first character is ‘d’</text:p>
      <text:p text:style-name="P1">grep -v xyz infra.tr</text:p>
      <text:p text:style-name="P1">outputs lines that do not have the string “xyz” in them.</text:p>
      <text:p text:style-name="P1">wc</text:p>
      <text:p text:style-name="P1">Gives line word char count of any file</text:p>
      <text:p text:style-name="P1">So, e.g.</text:p>
      <text:p text:style-name="P1">grep ^d infra.tr | wc <text:s text:c="2"/></text:p>
      <text:p text:style-name="P1"><text:soft-page-break/>Will give number of lines whose first character is ‘d’ <text:s/>in this file. </text:p>
      <text:p text:style-name="P1">grep -n outputs line numbers</text:p>
      <text:p text:style-name="P1"/>
      <text:p text:style-name="P1">And so on! You need all your CS 251 skills (and more) for such a lab.</text:p>
      <text:p text:style-name="P5"/>
      <text:p text:style-name="P5"/>
      <text:p text:style-name="P5"><draw:frame draw:style-name="fr2" draw:name="Object4" text:anchor-type="paragraph" svg:width="16cm" svg:height="8.999cm" draw:z-index="3"><draw:object xlink:href="./Object 4" xlink:type="simple" xlink:show="embed" xlink:actuate="onLoad"/><draw:image xlink:href="./ObjectReplacements/Object 4" xlink:type="simple" xlink:show="embed" xlink:actuate="onLoad"/></draw:frame></text:p>
      <text:p text:style-name="P5"/>
      <text:p text:style-name="P18">3</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Wireless drops</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2-28T00:47:49.976665751</dc:date>
    <meta:editing-duration>PT3H19M56S</meta:editing-duration>
    <meta:editing-cycles>21</meta:editing-cycles>
    <meta:document-statistic meta:table-count="0" meta:image-count="0" meta:object-count="4" meta:page-count="6" meta:paragraph-count="87" meta:word-count="1395" meta:character-count="7641" meta:non-whitespace-character-count="63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36cm" svg:y="3.951cm" style:legend-expansion="high" chart:style-name="ch2"/>
        <chart:plot-area chart:style-name="ch3" chart:data-source-has-labels="both" svg:x="0.319cm" svg:y="0.179cm" svg:width="13.098cm" svg:height="8.641cm">
          <chartooo:coordinate-region svg:x="1.496cm" svg:y="0.379cm" svg:width="11.921cm" svg:height="7.794cm"/>
          <chart:axis chart:dimension="x" chart:name="primary-x" chart:style-name="ch4" chartooo:axis-type="text">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977.35">
                <text:p>977.35</text:p>
              </table:table-cell>
              <table:table-cell office:value-type="float" office:value="977.267">
                <text:p>977.267</text:p>
              </table:table-cell>
            </table:table-row>
            <table:table-row>
              <table:table-cell office:value-type="string">
                <text:p>2</text:p>
              </table:table-cell>
              <table:table-cell office:value-type="float" office:value="1954.53">
                <text:p>1954.53</text:p>
              </table:table-cell>
              <table:table-cell office:value-type="float" office:value="1954.22">
                <text:p>1954.22</text:p>
              </table:table-cell>
            </table:table-row>
            <table:table-row>
              <table:table-cell office:value-type="string">
                <text:p>3</text:p>
              </table:table-cell>
              <table:table-cell office:value-type="float" office:value="2931.55">
                <text:p>2931.55</text:p>
              </table:table-cell>
              <table:table-cell office:value-type="float" office:value="2930.06">
                <text:p>2930.06</text:p>
              </table:table-cell>
            </table:table-row>
            <table:table-row>
              <table:table-cell office:value-type="string">
                <text:p>4</text:p>
              </table:table-cell>
              <table:table-cell office:value-type="float" office:value="3908.34">
                <text:p>3908.34</text:p>
              </table:table-cell>
              <table:table-cell office:value-type="float" office:value="3904.72">
                <text:p>3904.72</text:p>
              </table:table-cell>
            </table:table-row>
            <table:table-row>
              <table:table-cell office:value-type="string">
                <text:p>5</text:p>
              </table:table-cell>
              <table:table-cell office:value-type="float" office:value="4883.99">
                <text:p>4883.99</text:p>
              </table:table-cell>
              <table:table-cell office:value-type="float" office:value="4876.69">
                <text:p>4876.69</text:p>
              </table:table-cell>
            </table:table-row>
            <table:table-row>
              <table:table-cell office:value-type="string">
                <text:p>6</text:p>
              </table:table-cell>
              <table:table-cell office:value-type="float" office:value="5859.69">
                <text:p>5859.69</text:p>
              </table:table-cell>
              <table:table-cell office:value-type="float" office:value="5034.38">
                <text:p>5034.38</text:p>
              </table:table-cell>
            </table:table-row>
            <table:table-row>
              <table:table-cell office:value-type="string">
                <text:p>7</text:p>
              </table:table-cell>
              <table:table-cell office:value-type="float" office:value="6828.23">
                <text:p>6828.23</text:p>
              </table:table-cell>
              <table:table-cell office:value-type="float" office:value="5026.06">
                <text:p>5026.06</text:p>
              </table:table-cell>
            </table:table-row>
            <table:table-row>
              <table:table-cell office:value-type="string">
                <text:p>8</text:p>
              </table:table-cell>
              <table:table-cell office:value-type="float" office:value="7754.01">
                <text:p>7754.01</text:p>
              </table:table-cell>
              <table:table-cell office:value-type="float" office:value="4972.28">
                <text:p>4972.28</text:p>
              </table:table-cell>
            </table:table-row>
            <table:table-row>
              <table:table-cell office:value-type="string">
                <text:p>9</text:p>
              </table:table-cell>
              <table:table-cell office:value-type="float" office:value="8657.98">
                <text:p>8657.98</text:p>
              </table:table-cell>
              <table:table-cell office:value-type="float" office:value="4950.03">
                <text:p>4950.03</text:p>
              </table:table-cell>
            </table:table-row>
            <table:table-row>
              <table:table-cell office:value-type="string">
                <text:p>10</text:p>
              </table:table-cell>
              <table:table-cell office:value-type="float" office:value="9318.03">
                <text:p>9318.03</text:p>
              </table:table-cell>
              <table:table-cell office:value-type="float" office:value="4911.26">
                <text:p>4911.26</text:p>
              </table:table-cell>
            </table:table-row>
            <table:table-row>
              <table:table-cell office:value-type="string">
                <text:p>11</text:p>
              </table:table-cell>
              <table:table-cell office:value-type="float" office:value="9660.22">
                <text:p>9660.22</text:p>
              </table:table-cell>
              <table:table-cell office:value-type="float" office:value="4892.02">
                <text:p>4892.02</text:p>
              </table:table-cell>
            </table:table-row>
            <table:table-row>
              <table:table-cell office:value-type="string">
                <text:p>12</text:p>
              </table:table-cell>
              <table:table-cell office:value-type="float" office:value="9773.65">
                <text:p>9773.65</text:p>
              </table:table-cell>
              <table:table-cell office:value-type="float" office:value="4817.87">
                <text:p>4817.87</text:p>
              </table:table-cell>
            </table:table-row>
            <table:table-row>
              <table:table-cell office:value-type="string">
                <text:p>13</text:p>
              </table:table-cell>
              <table:table-cell office:value-type="float" office:value="9836.38">
                <text:p>9836.38</text:p>
              </table:table-cell>
              <table:table-cell office:value-type="float" office:value="4648.71">
                <text:p>4648.71</text:p>
              </table:table-cell>
            </table:table-row>
            <table:table-row>
              <table:table-cell office:value-type="string">
                <text:p>14</text:p>
              </table:table-cell>
              <table:table-cell office:value-type="float" office:value="9887.91">
                <text:p>9887.91</text:p>
              </table:table-cell>
              <table:table-cell office:value-type="float" office:value="4577.43">
                <text:p>4577.43</text:p>
              </table:table-cell>
            </table:table-row>
            <table:table-row>
              <table:table-cell office:value-type="string">
                <text:p>15</text:p>
              </table:table-cell>
              <table:table-cell office:value-type="float" office:value="9880.59">
                <text:p>9880.59</text:p>
              </table:table-cell>
              <table:table-cell office:value-type="float" office:value="4563.43">
                <text:p>4563.43</text:p>
              </table:table-cell>
            </table:table-row>
            <table:table-row>
              <table:table-cell office:value-type="string">
                <text:p>16</text:p>
              </table:table-cell>
              <table:table-cell office:value-type="float" office:value="9919.88">
                <text:p>9919.88</text:p>
              </table:table-cell>
              <table:table-cell office:value-type="float" office:value="2439.26">
                <text:p>2439.26</text:p>
              </table:table-cell>
            </table:table-row>
            <table:table-row>
              <table:table-cell office:value-type="string">
                <text:p>17</text:p>
              </table:table-cell>
              <table:table-cell office:value-type="float" office:value="9951.29">
                <text:p>9951.29</text:p>
              </table:table-cell>
              <table:table-cell office:value-type="float" office:value="4375.06">
                <text:p>4375.06</text:p>
              </table:table-cell>
            </table:table-row>
            <table:table-row>
              <table:table-cell office:value-type="string">
                <text:p>18</text:p>
              </table:table-cell>
              <table:table-cell office:value-type="float" office:value="9942.05">
                <text:p>9942.05</text:p>
              </table:table-cell>
              <table:table-cell office:value-type="float" office:value="4453.54">
                <text:p>4453.54</text:p>
              </table:table-cell>
            </table:table-row>
            <table:table-row>
              <table:table-cell office:value-type="string">
                <text:p>19</text:p>
              </table:table-cell>
              <table:table-cell office:value-type="float" office:value="9909.73">
                <text:p>9909.73</text:p>
              </table:table-cell>
              <table:table-cell office:value-type="float" office:value="4348.4">
                <text:p>4348.4</text:p>
              </table:table-cell>
            </table:table-row>
            <table:table-row>
              <table:table-cell office:value-type="string">
                <text:p>20</text:p>
              </table:table-cell>
              <table:table-cell office:value-type="float" office:value="9945.4">
                <text:p>9945.4</text:p>
              </table:table-cell>
              <table:table-cell office:value-type="float" office:value="4257.05">
                <text:p>4257.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35cm" svg:y="4.2cm" style:legend-expansion="high" chart:style-name="ch2"/>
        <chart:plot-area chart:style-name="ch3" chart:data-source-has-labels="both" svg:x="0.319cm" svg:y="0.179cm" svg:width="13.097cm" svg:height="8.641cm">
          <chartooo:coordinate-region svg:x="1.046cm" svg:y="0.378cm" svg:width="12.37cm" svg:height="7.795cm"/>
          <chart:axis chart:dimension="x" chart:name="primary-x" chart:style-name="ch4" chartooo:axis-type="text">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000375">
                <text:p>0.000375</text:p>
              </table:table-cell>
            </table:table-row>
            <table:table-row>
              <table:table-cell office:value-type="string">
                <text:p>2</text:p>
              </table:table-cell>
              <table:table-cell office:value-type="float" office:value="0.001017">
                <text:p>0.001017</text:p>
              </table:table-cell>
            </table:table-row>
            <table:table-row>
              <table:table-cell office:value-type="string">
                <text:p>3</text:p>
              </table:table-cell>
              <table:table-cell office:value-type="float" office:value="0.001645">
                <text:p>0.001645</text:p>
              </table:table-cell>
            </table:table-row>
            <table:table-row>
              <table:table-cell office:value-type="string">
                <text:p>4</text:p>
              </table:table-cell>
              <table:table-cell office:value-type="float" office:value="0.002281">
                <text:p>0.002281</text:p>
              </table:table-cell>
            </table:table-row>
            <table:table-row>
              <table:table-cell office:value-type="string">
                <text:p>5</text:p>
              </table:table-cell>
              <table:table-cell office:value-type="float" office:value="0.004096">
                <text:p>0.004096</text:p>
              </table:table-cell>
            </table:table-row>
            <table:table-row>
              <table:table-cell office:value-type="string">
                <text:p>6</text:p>
              </table:table-cell>
              <table:table-cell office:value-type="float" office:value="0.280611">
                <text:p>0.280611</text:p>
              </table:table-cell>
            </table:table-row>
            <table:table-row>
              <table:table-cell office:value-type="string">
                <text:p>7</text:p>
              </table:table-cell>
              <table:table-cell office:value-type="float" office:value="0.415124">
                <text:p>0.415124</text:p>
              </table:table-cell>
            </table:table-row>
            <table:table-row>
              <table:table-cell office:value-type="string">
                <text:p>8</text:p>
              </table:table-cell>
              <table:table-cell office:value-type="float" office:value="0.532837">
                <text:p>0.532837</text:p>
              </table:table-cell>
            </table:table-row>
            <table:table-row>
              <table:table-cell office:value-type="string">
                <text:p>9</text:p>
              </table:table-cell>
              <table:table-cell office:value-type="float" office:value="0.598316">
                <text:p>0.598316</text:p>
              </table:table-cell>
            </table:table-row>
            <table:table-row>
              <table:table-cell office:value-type="string">
                <text:p>10</text:p>
              </table:table-cell>
              <table:table-cell office:value-type="float" office:value="0.696921">
                <text:p>0.696921</text:p>
              </table:table-cell>
            </table:table-row>
            <table:table-row>
              <table:table-cell office:value-type="string">
                <text:p>11</text:p>
              </table:table-cell>
              <table:table-cell office:value-type="float" office:value="0.766647">
                <text:p>0.766647</text:p>
              </table:table-cell>
            </table:table-row>
            <table:table-row>
              <table:table-cell office:value-type="string">
                <text:p>12</text:p>
              </table:table-cell>
              <table:table-cell office:value-type="float" office:value="0.857865">
                <text:p>0.857865</text:p>
              </table:table-cell>
            </table:table-row>
            <table:table-row>
              <table:table-cell office:value-type="string">
                <text:p>13</text:p>
              </table:table-cell>
              <table:table-cell office:value-type="float" office:value="0.914423">
                <text:p>0.914423</text:p>
              </table:table-cell>
            </table:table-row>
            <table:table-row>
              <table:table-cell office:value-type="string">
                <text:p>14</text:p>
              </table:table-cell>
              <table:table-cell office:value-type="float" office:value="0.979469">
                <text:p>0.979469</text:p>
              </table:table-cell>
            </table:table-row>
            <table:table-row>
              <table:table-cell office:value-type="string">
                <text:p>15</text:p>
              </table:table-cell>
              <table:table-cell office:value-type="float" office:value="1.09725">
                <text:p>1.09725</text:p>
              </table:table-cell>
            </table:table-row>
            <table:table-row>
              <table:table-cell office:value-type="string">
                <text:p>16</text:p>
              </table:table-cell>
              <table:table-cell office:value-type="float" office:value="1.01275">
                <text:p>1.01275</text:p>
              </table:table-cell>
            </table:table-row>
            <table:table-row>
              <table:table-cell office:value-type="string">
                <text:p>17</text:p>
              </table:table-cell>
              <table:table-cell office:value-type="float" office:value="1.14823">
                <text:p>1.14823</text:p>
              </table:table-cell>
            </table:table-row>
            <table:table-row>
              <table:table-cell office:value-type="string">
                <text:p>18</text:p>
              </table:table-cell>
              <table:table-cell office:value-type="float" office:value="1.30039">
                <text:p>1.30039</text:p>
              </table:table-cell>
            </table:table-row>
            <table:table-row>
              <table:table-cell office:value-type="string">
                <text:p>19</text:p>
              </table:table-cell>
              <table:table-cell office:value-type="float" office:value="1.2933">
                <text:p>1.2933</text:p>
              </table:table-cell>
            </table:table-row>
            <table:table-row>
              <table:table-cell office:value-type="string">
                <text:p>20</text:p>
              </table:table-cell>
              <table:table-cell office:value-type="float" office:value="1.37942">
                <text:p>1.3794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35cm" svg:y="4.2cm" style:legend-expansion="high" chart:style-name="ch2"/>
        <chart:plot-area chart:style-name="ch3" chart:data-source-has-labels="both" svg:x="0.319cm" svg:y="0.179cm" svg:width="13.097cm" svg:height="8.641cm">
          <chartooo:coordinate-region svg:x="1.231cm" svg:y="0.378cm" svg:width="12.185cm" svg:height="7.795cm"/>
          <chart:axis chart:dimension="x" chart:name="primary-x" chart:style-name="ch4" chartooo:axis-type="text">
            <chart:categories table:cell-range-address="local-table.$A$2:.$A$21"/>
          </chart:axis>
          <chart:axis chart:dimension="y" chart:name="primary-y" chart:style-name="ch5">
            <chart:grid chart:style-name="ch6" chart:class="major"/>
          </chart:axis>
          <chart:series chart:style-name="ch7" chart:values-cell-range-address="local-table.$B$2:.$B$21" chart:label-cell-address="local-table.$B$1" chart:class="chart:bar">
            <chart:data-point chart:repeated="20"/>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000944003">
                <text:p>0.000944003</text:p>
              </table:table-cell>
            </table:table-row>
            <table:table-row>
              <table:table-cell office:value-type="string">
                <text:p>2</text:p>
              </table:table-cell>
              <table:table-cell office:value-type="float" office:value="0.00104074">
                <text:p>0.00104074</text:p>
              </table:table-cell>
            </table:table-row>
            <table:table-row>
              <table:table-cell office:value-type="string">
                <text:p>3</text:p>
              </table:table-cell>
              <table:table-cell office:value-type="float" office:value="0.0011584">
                <text:p>0.0011584</text:p>
              </table:table-cell>
            </table:table-row>
            <table:table-row>
              <table:table-cell office:value-type="string">
                <text:p>4</text:p>
              </table:table-cell>
              <table:table-cell office:value-type="float" office:value="0.00126501">
                <text:p>0.00126501</text:p>
              </table:table-cell>
            </table:table-row>
            <table:table-row>
              <table:table-cell office:value-type="string">
                <text:p>5</text:p>
              </table:table-cell>
              <table:table-cell office:value-type="float" office:value="0.00166703">
                <text:p>0.00166703</text:p>
              </table:table-cell>
            </table:table-row>
            <table:table-row>
              <table:table-cell office:value-type="string">
                <text:p>6</text:p>
              </table:table-cell>
              <table:table-cell office:value-type="float" office:value="0.00399414">
                <text:p>0.00399414</text:p>
              </table:table-cell>
            </table:table-row>
            <table:table-row>
              <table:table-cell office:value-type="string">
                <text:p>7</text:p>
              </table:table-cell>
              <table:table-cell office:value-type="float" office:value="0.00507972">
                <text:p>0.00507972</text:p>
              </table:table-cell>
            </table:table-row>
            <table:table-row>
              <table:table-cell office:value-type="string">
                <text:p>8</text:p>
              </table:table-cell>
              <table:table-cell office:value-type="float" office:value="0.00616146">
                <text:p>0.00616146</text:p>
              </table:table-cell>
            </table:table-row>
            <table:table-row>
              <table:table-cell office:value-type="string">
                <text:p>9</text:p>
              </table:table-cell>
              <table:table-cell office:value-type="float" office:value="0.00722508">
                <text:p>0.00722508</text:p>
              </table:table-cell>
            </table:table-row>
            <table:table-row>
              <table:table-cell office:value-type="string">
                <text:p>10</text:p>
              </table:table-cell>
              <table:table-cell office:value-type="float" office:value="0.0081485">
                <text:p>0.0081485</text:p>
              </table:table-cell>
            </table:table-row>
            <table:table-row>
              <table:table-cell office:value-type="string">
                <text:p>11</text:p>
              </table:table-cell>
              <table:table-cell office:value-type="float" office:value="0.00956797">
                <text:p>0.00956797</text:p>
              </table:table-cell>
            </table:table-row>
            <table:table-row>
              <table:table-cell office:value-type="string">
                <text:p>12</text:p>
              </table:table-cell>
              <table:table-cell office:value-type="float" office:value="0.0106514">
                <text:p>0.0106514</text:p>
              </table:table-cell>
            </table:table-row>
            <table:table-row>
              <table:table-cell office:value-type="string">
                <text:p>13</text:p>
              </table:table-cell>
              <table:table-cell office:value-type="float" office:value="0.0116764">
                <text:p>0.0116764</text:p>
              </table:table-cell>
            </table:table-row>
            <table:table-row>
              <table:table-cell office:value-type="string">
                <text:p>14</text:p>
              </table:table-cell>
              <table:table-cell office:value-type="float" office:value="0.01221">
                <text:p>0.01221</text:p>
              </table:table-cell>
            </table:table-row>
            <table:table-row>
              <table:table-cell office:value-type="string">
                <text:p>15</text:p>
              </table:table-cell>
              <table:table-cell office:value-type="float" office:value="0.0146401">
                <text:p>0.0146401</text:p>
              </table:table-cell>
            </table:table-row>
            <table:table-row>
              <table:table-cell office:value-type="string">
                <text:p>16</text:p>
              </table:table-cell>
              <table:table-cell office:value-type="float" office:value="0.0113333">
                <text:p>0.0113333</text:p>
              </table:table-cell>
            </table:table-row>
            <table:table-row>
              <table:table-cell office:value-type="string">
                <text:p>17</text:p>
              </table:table-cell>
              <table:table-cell office:value-type="float" office:value="0.0155542">
                <text:p>0.0155542</text:p>
              </table:table-cell>
            </table:table-row>
            <table:table-row>
              <table:table-cell office:value-type="string">
                <text:p>18</text:p>
              </table:table-cell>
              <table:table-cell office:value-type="float" office:value="0.0175374">
                <text:p>0.0175374</text:p>
              </table:table-cell>
            </table:table-row>
            <table:table-row>
              <table:table-cell office:value-type="string">
                <text:p>19</text:p>
              </table:table-cell>
              <table:table-cell office:value-type="float" office:value="0.0172956">
                <text:p>0.0172956</text:p>
              </table:table-cell>
            </table:table-row>
            <table:table-row>
              <table:table-cell office:value-type="string">
                <text:p>20</text:p>
              </table:table-cell>
              <table:table-cell office:value-type="float" office:value="0.0182339">
                <text:p>0.018233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36cm" svg:y="4.2cm" style:legend-expansion="high" chart:style-name="ch2"/>
        <chart:plot-area chart:style-name="ch3" chart:data-source-has-labels="both" svg:x="0.319cm" svg:y="0.179cm" svg:width="13.098cm" svg:height="8.641cm">
          <chartooo:coordinate-region svg:x="1.496cm" svg:y="0.379cm" svg:width="11.921cm" svg:height="7.794cm"/>
          <chart:axis chart:dimension="x" chart:name="primary-x" chart:style-name="ch4" chartooo:axis-type="text">
            <chart:categories table:cell-range-address="local-table.$A$2:.$A$20"/>
          </chart:axis>
          <chart:axis chart:dimension="y" chart:name="primary-y" chart:style-name="ch5">
            <chart:grid chart:style-name="ch6" chart:class="major"/>
          </chart:axis>
          <chart:series chart:style-name="ch7" chart:values-cell-range-address="local-table.$B$2:.$B$20" chart:label-cell-address="local-table.$B$1" chart:class="chart:bar">
            <chart:data-point chart:repeated="1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79">
                <text:p>79</text:p>
              </table:table-cell>
            </table:table-row>
            <table:table-row>
              <table:table-cell office:value-type="string">
                <text:p>2</text:p>
              </table:table-cell>
              <table:table-cell office:value-type="float" office:value="224">
                <text:p>224</text:p>
              </table:table-cell>
            </table:table-row>
            <table:table-row>
              <table:table-cell office:value-type="string">
                <text:p>3</text:p>
              </table:table-cell>
              <table:table-cell office:value-type="float" office:value="355">
                <text:p>355</text:p>
              </table:table-cell>
            </table:table-row>
            <table:table-row>
              <table:table-cell office:value-type="string">
                <text:p>4</text:p>
              </table:table-cell>
              <table:table-cell office:value-type="float" office:value="632">
                <text:p>632</text:p>
              </table:table-cell>
            </table:table-row>
            <table:table-row>
              <table:table-cell office:value-type="string">
                <text:p>5</text:p>
              </table:table-cell>
              <table:table-cell office:value-type="float" office:value="1866">
                <text:p>1866</text:p>
              </table:table-cell>
            </table:table-row>
            <table:table-row>
              <table:table-cell office:value-type="string">
                <text:p>6</text:p>
              </table:table-cell>
              <table:table-cell office:value-type="float" office:value="3097">
                <text:p>3097</text:p>
              </table:table-cell>
            </table:table-row>
            <table:table-row>
              <table:table-cell office:value-type="string">
                <text:p>7</text:p>
              </table:table-cell>
              <table:table-cell office:value-type="float" office:value="4367">
                <text:p>4367</text:p>
              </table:table-cell>
            </table:table-row>
            <table:table-row>
              <table:table-cell office:value-type="string">
                <text:p>8</text:p>
              </table:table-cell>
              <table:table-cell office:value-type="float" office:value="5714">
                <text:p>5714</text:p>
              </table:table-cell>
            </table:table-row>
            <table:table-row>
              <table:table-cell office:value-type="string">
                <text:p>9</text:p>
              </table:table-cell>
              <table:table-cell office:value-type="float" office:value="6844">
                <text:p>6844</text:p>
              </table:table-cell>
            </table:table-row>
            <table:table-row>
              <table:table-cell office:value-type="string">
                <text:p>10</text:p>
              </table:table-cell>
              <table:table-cell office:value-type="float" office:value="8117">
                <text:p>8117</text:p>
              </table:table-cell>
            </table:table-row>
            <table:table-row>
              <table:table-cell office:value-type="string">
                <text:p>11</text:p>
              </table:table-cell>
              <table:table-cell office:value-type="float" office:value="9552">
                <text:p>9552</text:p>
              </table:table-cell>
            </table:table-row>
            <table:table-row>
              <table:table-cell office:value-type="string">
                <text:p>12</text:p>
              </table:table-cell>
              <table:table-cell office:value-type="float" office:value="11600">
                <text:p>11600</text:p>
              </table:table-cell>
            </table:table-row>
            <table:table-row>
              <table:table-cell office:value-type="string">
                <text:p>13</text:p>
              </table:table-cell>
              <table:table-cell office:value-type="float" office:value="13437">
                <text:p>13437</text:p>
              </table:table-cell>
            </table:table-row>
            <table:table-row>
              <table:table-cell office:value-type="string">
                <text:p>14</text:p>
              </table:table-cell>
              <table:table-cell office:value-type="float" office:value="14334">
                <text:p>14334</text:p>
              </table:table-cell>
            </table:table-row>
            <table:table-row>
              <table:table-cell office:value-type="string">
                <text:p>15</text:p>
              </table:table-cell>
              <table:table-cell office:value-type="float" office:value="22027">
                <text:p>22027</text:p>
              </table:table-cell>
            </table:table-row>
            <table:table-row>
              <table:table-cell office:value-type="string">
                <text:p>16</text:p>
              </table:table-cell>
              <table:table-cell office:value-type="float" office:value="19006">
                <text:p>19006</text:p>
              </table:table-cell>
            </table:table-row>
            <table:table-row>
              <table:table-cell office:value-type="string">
                <text:p>17</text:p>
              </table:table-cell>
              <table:table-cell office:value-type="float" office:value="18512">
                <text:p>18512</text:p>
              </table:table-cell>
            </table:table-row>
            <table:table-row>
              <table:table-cell office:value-type="string">
                <text:p>18</text:p>
              </table:table-cell>
              <table:table-cell office:value-type="float" office:value="20830">
                <text:p>20830</text:p>
              </table:table-cell>
            </table:table-row>
            <table:table-row>
              <table:table-cell office:value-type="string">
                <text:p>19</text:p>
              </table:table-cell>
              <table:table-cell office:value-type="float" office:value="22517">
                <text:p>2251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